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6B00000026B3F3EEE9.png" manifest:media-type=""/>
  <manifest:file-entry manifest:full-path="Pictures/100000000000004700000027C708ABC8.png" manifest:media-type=""/>
  <manifest:file-entry manifest:full-path="Pictures/1000000000000072000000281E6A6D19.png" manifest:media-type=""/>
  <manifest:file-entry manifest:full-path="Pictures/100000000000002400000027A119D114.png" manifest:media-type=""/>
  <manifest:file-entry manifest:full-path="Pictures/10000000000000320000002FA2F78953.png" manifest:media-type=""/>
  <manifest:file-entry manifest:full-path="Pictures/10000000000000330000002B96BCA2F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Albany AMT" svg:font-family="'Albany AMT', Arial"/>
    <style:font-face style:name="Junicode" svg:font-family="Junicode"/>
    <style:font-face style:name="Arial1" svg:font-family="Arial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c76" officeooo:paragraph-rsid="0018fc76"/>
    </style:style>
    <style:style style:name="P2" style:family="paragraph" style:parent-style-name="Standard">
      <style:text-properties officeooo:rsid="00196505" officeooo:paragraph-rsid="00196505"/>
    </style:style>
    <style:style style:name="P3" style:family="paragraph" style:parent-style-name="Standard">
      <style:text-properties officeooo:rsid="00196505" officeooo:paragraph-rsid="0018fc76"/>
    </style:style>
    <style:style style:name="P4" style:family="paragraph" style:parent-style-name="Standard">
      <style:text-properties officeooo:rsid="001aeb4c" officeooo:paragraph-rsid="001aeb4c"/>
    </style:style>
    <style:style style:name="P5" style:family="paragraph" style:parent-style-name="Standard">
      <style:text-properties officeooo:rsid="001d5a03" officeooo:paragraph-rsid="001d5a03"/>
    </style:style>
    <style:style style:name="P6" style:family="paragraph" style:parent-style-name="Standard">
      <style:text-properties officeooo:rsid="00211b56" officeooo:paragraph-rsid="0018fc76"/>
    </style:style>
    <style:style style:name="P7" style:family="paragraph" style:parent-style-name="Standard">
      <style:text-properties officeooo:rsid="0031642c" officeooo:paragraph-rsid="0031642c"/>
    </style:style>
    <style:style style:name="P8" style:family="paragraph" style:parent-style-name="Standard">
      <style:text-properties officeooo:paragraph-rsid="0031642c"/>
    </style:style>
    <style:style style:name="P9" style:family="paragraph" style:parent-style-name="Standard">
      <style:text-properties officeooo:rsid="0042d302" officeooo:paragraph-rsid="0042d302"/>
    </style:style>
    <style:style style:name="P10" style:family="paragraph" style:parent-style-name="Text_20_body">
      <style:text-properties officeooo:rsid="001a637e" officeooo:paragraph-rsid="001a637e"/>
    </style:style>
    <style:style style:name="P11" style:family="paragraph" style:parent-style-name="Text_20_body">
      <style:text-properties officeooo:rsid="001b478e" officeooo:paragraph-rsid="001b478e"/>
    </style:style>
    <style:style style:name="P12" style:family="paragraph" style:parent-style-name="Text_20_body">
      <style:text-properties officeooo:rsid="001d5a03" officeooo:paragraph-rsid="001d5a03"/>
    </style:style>
    <style:style style:name="P13" style:family="paragraph" style:parent-style-name="Text_20_body">
      <style:text-properties officeooo:rsid="002189ce" officeooo:paragraph-rsid="002189ce"/>
    </style:style>
    <style:style style:name="P14" style:family="paragraph" style:parent-style-name="Text_20_body">
      <style:text-properties officeooo:rsid="00208f46" officeooo:paragraph-rsid="00211b56"/>
    </style:style>
    <style:style style:name="P15" style:family="paragraph" style:parent-style-name="Text_20_body">
      <style:text-properties fo:color="#ff0000" style:text-line-through-style="none" style:font-name="Arial" style:text-underline-style="none" fo:font-weight="bold" officeooo:rsid="00250c03" officeooo:paragraph-rsid="00287a03" fo:background-color="transparent" style:font-weight-asian="bold" style:font-weight-complex="bold" style:text-overline-style="none" style:text-overline-color="font-color"/>
    </style:style>
    <style:style style:name="P16" style:family="paragraph" style:parent-style-name="Standard" style:list-style-name="L6"/>
    <style:style style:name="P17" style:family="paragraph" style:parent-style-name="Standard" style:list-style-name="L6">
      <style:text-properties officeooo:paragraph-rsid="003a235c"/>
    </style:style>
    <style:style style:name="P18" style:family="paragraph" style:parent-style-name="Standard" style:list-style-name="L6">
      <style:text-properties officeooo:paragraph-rsid="0059dbec"/>
    </style:style>
    <style:style style:name="P19" style:family="paragraph" style:parent-style-name="Standard" style:list-style-name="L8">
      <style:text-properties officeooo:rsid="001a637e" officeooo:paragraph-rsid="001a637e"/>
    </style:style>
    <style:style style:name="P20" style:family="paragraph" style:parent-style-name="Standard" style:list-style-name="L8">
      <style:text-properties officeooo:rsid="001a637e" officeooo:paragraph-rsid="001aeb4c"/>
    </style:style>
    <style:style style:name="P21" style:family="paragraph" style:parent-style-name="Standard" style:list-style-name="L8">
      <style:text-properties officeooo:rsid="001aeb4c" officeooo:paragraph-rsid="001aeb4c"/>
    </style:style>
    <style:style style:name="P22" style:family="paragraph" style:parent-style-name="Standard" style:list-style-name="L8">
      <style:text-properties officeooo:rsid="001aeb4c" officeooo:paragraph-rsid="001b478e"/>
    </style:style>
    <style:style style:name="P23" style:family="paragraph" style:parent-style-name="Standard" style:list-style-name="L9">
      <style:text-properties officeooo:rsid="001aeb4c" officeooo:paragraph-rsid="001aeb4c"/>
    </style:style>
    <style:style style:name="P24" style:family="paragraph" style:parent-style-name="Standard" style:list-style-name="L10">
      <style:text-properties officeooo:rsid="001aeb4c" officeooo:paragraph-rsid="001b478e"/>
    </style:style>
    <style:style style:name="P25" style:family="paragraph" style:parent-style-name="Standard" style:list-style-name="L10">
      <style:text-properties officeooo:rsid="001b478e" officeooo:paragraph-rsid="001b478e"/>
    </style:style>
    <style:style style:name="P26" style:family="paragraph" style:parent-style-name="Standard" style:list-style-name="L10">
      <style:text-properties officeooo:rsid="001b9828" officeooo:paragraph-rsid="001b9828"/>
    </style:style>
    <style:style style:name="P27" style:family="paragraph" style:parent-style-name="Standard" style:list-style-name="L8">
      <style:text-properties officeooo:rsid="001b9828" officeooo:paragraph-rsid="001b9828"/>
    </style:style>
    <style:style style:name="P28" style:family="paragraph" style:parent-style-name="Standard" style:list-style-name="L11">
      <style:text-properties officeooo:rsid="0042d302" officeooo:paragraph-rsid="0042d302"/>
    </style:style>
    <style:style style:name="P29" style:family="paragraph" style:parent-style-name="Standard" style:list-style-name="L12">
      <style:text-properties officeooo:rsid="0042d302" officeooo:paragraph-rsid="0042d302"/>
    </style:style>
    <style:style style:name="P30" style:family="paragraph" style:parent-style-name="Standard">
      <style:text-properties officeooo:rsid="00211b56" officeooo:paragraph-rsid="0018fc76"/>
    </style:style>
    <style:style style:name="P31" style:family="paragraph" style:parent-style-name="Standard">
      <style:text-properties officeooo:rsid="00211b56" officeooo:paragraph-rsid="0044d6f5"/>
    </style:style>
    <style:style style:name="P32" style:family="paragraph" style:parent-style-name="Standard">
      <style:text-properties officeooo:rsid="00211b56" officeooo:paragraph-rsid="00458704"/>
    </style:style>
    <style:style style:name="P33" style:family="paragraph" style:parent-style-name="Standard" style:list-style-name="L6">
      <style:text-properties officeooo:rsid="0048a2c7" officeooo:paragraph-rsid="0048a2c7"/>
    </style:style>
    <style:style style:name="P34" style:family="paragraph" style:parent-style-name="Standard" style:list-style-name="L6">
      <style:text-properties officeooo:rsid="0048a2c7" officeooo:paragraph-rsid="0059dbec"/>
    </style:style>
    <style:style style:name="P35" style:family="paragraph" style:parent-style-name="Standard">
      <style:text-properties officeooo:rsid="00196505" officeooo:paragraph-rsid="004fab36"/>
    </style:style>
    <style:style style:name="P36" style:family="paragraph" style:parent-style-name="Heading_20_2">
      <style:text-properties officeooo:rsid="001d5a03" officeooo:paragraph-rsid="001d5a03"/>
    </style:style>
    <style:style style:name="P37" style:family="paragraph" style:parent-style-name="Text_20_body" style:list-style-name="L1">
      <style:text-properties officeooo:rsid="001d5a03" officeooo:paragraph-rsid="001d5a03"/>
    </style:style>
    <style:style style:name="P38" style:family="paragraph" style:parent-style-name="Text_20_body" style:list-style-name="L1">
      <style:text-properties officeooo:rsid="001ec7ec" officeooo:paragraph-rsid="001ec7ec"/>
    </style:style>
    <style:style style:name="P39" style:family="paragraph" style:parent-style-name="Text_20_body" style:list-style-name="L1">
      <style:text-properties officeooo:rsid="00208f46" officeooo:paragraph-rsid="00208f46"/>
    </style:style>
    <style:style style:name="P40" style:family="paragraph" style:parent-style-name="Text_20_body" style:list-style-name="L2">
      <style:text-properties officeooo:rsid="00208f46" officeooo:paragraph-rsid="00208f46"/>
    </style:style>
    <style:style style:name="P41" style:family="paragraph" style:parent-style-name="Text_20_body" style:list-style-name="L3">
      <style:text-properties officeooo:rsid="00208f46" officeooo:paragraph-rsid="00208f46"/>
    </style:style>
    <style:style style:name="P42" style:family="paragraph" style:parent-style-name="Text_20_body" style:list-style-name="L4">
      <style:text-properties officeooo:rsid="00211b56" officeooo:paragraph-rsid="00211b56"/>
    </style:style>
    <style:style style:name="P43" style:family="paragraph" style:parent-style-name="Text_20_body" style:list-style-name="L5">
      <style:text-properties officeooo:rsid="002189ce" officeooo:paragraph-rsid="002189ce"/>
    </style:style>
    <style:style style:name="P44" style:family="paragraph" style:parent-style-name="Text_20_body" style:list-style-name="L6">
      <style:text-properties officeooo:rsid="002189ce" officeooo:paragraph-rsid="002189ce"/>
    </style:style>
    <style:style style:name="P45" style:family="paragraph" style:parent-style-name="Text_20_body" style:list-style-name="L6">
      <style:text-properties officeooo:rsid="002189ce" officeooo:paragraph-rsid="003c306a"/>
    </style:style>
    <style:style style:name="P46" style:family="paragraph" style:parent-style-name="Text_20_body" style:list-style-name="L6">
      <style:text-properties officeooo:rsid="002189ce" officeooo:paragraph-rsid="003151c1"/>
    </style:style>
    <style:style style:name="P47" style:family="paragraph" style:parent-style-name="Text_20_body" style:list-style-name="">
      <style:text-properties officeooo:rsid="002189ce" officeooo:paragraph-rsid="002189ce"/>
    </style:style>
    <style:style style:name="P48" style:family="paragraph" style:parent-style-name="Text_20_body" style:list-style-name="L5">
      <style:text-properties officeooo:rsid="0023d188" officeooo:paragraph-rsid="0040d36b"/>
    </style:style>
    <style:style style:name="P49" style:family="paragraph" style:parent-style-name="Text_20_body" style:list-style-name="L5">
      <style:text-properties officeooo:rsid="0023d188" officeooo:paragraph-rsid="0023d188"/>
    </style:style>
    <style:style style:name="P50" style:family="paragraph" style:parent-style-name="Text_20_body" style:list-style-name="L5">
      <style:text-properties officeooo:rsid="002454cc" officeooo:paragraph-rsid="002454cc"/>
    </style:style>
    <style:style style:name="P51" style:family="paragraph" style:parent-style-name="Text_20_body" style:list-style-name="L6">
      <style:text-properties officeooo:paragraph-rsid="0027bd78"/>
    </style:style>
    <style:style style:name="P52" style:family="paragraph" style:parent-style-name="Text_20_body" style:list-style-name="L6">
      <style:text-properties officeooo:paragraph-rsid="002d537a"/>
    </style:style>
    <style:style style:name="P53" style:family="paragraph" style:parent-style-name="Text_20_body" style:list-style-name="L6">
      <style:text-properties officeooo:paragraph-rsid="0059dbec"/>
    </style:style>
    <style:style style:name="P54" style:family="paragraph" style:parent-style-name="Text_20_body" style:list-style-name="L6">
      <style:text-properties officeooo:rsid="00223bba" officeooo:paragraph-rsid="00223bba"/>
    </style:style>
    <style:style style:name="P55" style:family="paragraph" style:parent-style-name="Text_20_body" style:list-style-name="L6">
      <style:text-properties officeooo:rsid="00223bba" officeooo:paragraph-rsid="00404968"/>
    </style:style>
    <style:style style:name="P56" style:family="paragraph" style:parent-style-name="Text_20_body" style:list-style-name="L6">
      <style:text-properties officeooo:rsid="00223bba" officeooo:paragraph-rsid="0027bd78"/>
    </style:style>
    <style:style style:name="P57" style:family="paragraph" style:parent-style-name="Text_20_body" style:list-style-name="L6">
      <style:text-properties officeooo:rsid="00223bba" officeooo:paragraph-rsid="005ada70"/>
    </style:style>
    <style:style style:name="P58" style:family="paragraph" style:parent-style-name="Text_20_body" style:list-style-name="L6">
      <style:text-properties officeooo:rsid="0023d188" officeooo:paragraph-rsid="0023d188" fo:background-color="transparent"/>
    </style:style>
    <style:style style:name="P59" style:family="paragraph" style:parent-style-name="Text_20_body" style:list-style-name="L6">
      <style:text-properties officeooo:rsid="0023d188" officeooo:paragraph-rsid="00287a03" fo:background-color="transparent"/>
    </style:style>
    <style:style style:name="P60" style:family="paragraph" style:parent-style-name="Text_20_body" style:list-style-name="L6">
      <style:text-properties officeooo:rsid="00383917" officeooo:paragraph-rsid="00383917" fo:background-color="transparent"/>
    </style:style>
    <style:style style:name="P61" style:family="paragraph" style:parent-style-name="Text_20_body" style:list-style-name="L6">
      <style:text-properties officeooo:rsid="00223bba" officeooo:paragraph-rsid="00223bba" fo:background-color="transparent"/>
    </style:style>
    <style:style style:name="P62" style:family="paragraph" style:parent-style-name="Text_20_body" style:list-style-name="L6">
      <style:text-properties officeooo:rsid="00223bba" officeooo:paragraph-rsid="0059dbec" fo:background-color="transparent"/>
    </style:style>
    <style:style style:name="P63" style:family="paragraph" style:parent-style-name="Text_20_body" style:list-style-name="L6">
      <style:text-properties officeooo:rsid="00250c03" officeooo:paragraph-rsid="00250c03" fo:background-color="transparent"/>
    </style:style>
    <style:style style:name="P64" style:family="paragraph" style:parent-style-name="Text_20_body" style:list-style-name="L6">
      <style:text-properties officeooo:rsid="00250c03" officeooo:paragraph-rsid="0059dbec" fo:background-color="transparent"/>
    </style:style>
    <style:style style:name="P65" style:family="paragraph" style:parent-style-name="Text_20_body" style:list-style-name="L6">
      <style:text-properties officeooo:rsid="00287a03" officeooo:paragraph-rsid="00287a03" fo:background-color="transparent"/>
    </style:style>
    <style:style style:name="P66" style:family="paragraph" style:parent-style-name="Text_20_body" style:list-style-name="L6">
      <style:text-properties officeooo:rsid="00287a03" officeooo:paragraph-rsid="0059dbec" fo:background-color="transparent"/>
    </style:style>
    <style:style style:name="P67" style:family="paragraph" style:parent-style-name="Text_20_body" style:list-style-name="L6">
      <style:text-properties officeooo:rsid="0046e2c6" officeooo:paragraph-rsid="0046e2c6" fo:background-color="transparent"/>
    </style:style>
    <style:style style:name="P68" style:family="paragraph" style:parent-style-name="Text_20_body" style:list-style-name="L6">
      <style:text-properties officeooo:rsid="003e6e78" officeooo:paragraph-rsid="0050849d"/>
    </style:style>
    <style:style style:name="P69" style:family="paragraph" style:parent-style-name="Text_20_body" style:list-style-name="">
      <style:text-properties officeooo:rsid="003e6e78" officeooo:paragraph-rsid="0040d36b"/>
    </style:style>
    <style:style style:name="P70" style:family="paragraph" style:parent-style-name="Text_20_body" style:list-style-name="L6">
      <style:text-properties officeooo:rsid="003d102b" officeooo:paragraph-rsid="003d102b"/>
    </style:style>
    <style:style style:name="P71" style:family="paragraph" style:parent-style-name="Text_20_body" style:list-style-name="L6">
      <style:text-properties fo:color="#000000" officeooo:rsid="003d102b" officeooo:paragraph-rsid="003d102b"/>
    </style:style>
    <style:style style:name="P72" style:family="paragraph" style:parent-style-name="Text_20_body" style:list-style-name="L6">
      <style:text-properties fo:color="#000000" officeooo:rsid="003d102b" officeooo:paragraph-rsid="0044d6f5" fo:background-color="transparent"/>
    </style:style>
    <style:style style:name="P73" style:family="paragraph" style:parent-style-name="Text_20_body" style:list-style-name="L6">
      <style:text-properties fo:color="#000000" officeooo:rsid="003d102b" officeooo:paragraph-rsid="0050849d" fo:background-color="transparent"/>
    </style:style>
    <style:style style:name="P74" style:family="paragraph" style:parent-style-name="Text_20_body" style:list-style-name="L6">
      <style:text-properties fo:color="#000000" officeooo:rsid="0044d6f5" officeooo:paragraph-rsid="0044d6f5" fo:background-color="transparent"/>
    </style:style>
    <style:style style:name="P75" style:family="paragraph" style:parent-style-name="Text_20_body" style:list-style-name="L6">
      <style:text-properties fo:color="#000000" officeooo:rsid="004fab36" officeooo:paragraph-rsid="004fab36" fo:background-color="transparent"/>
    </style:style>
    <style:style style:name="P76" style:family="paragraph" style:parent-style-name="Text_20_body" style:list-style-name="L6">
      <style:text-properties fo:color="#000000" fo:font-weight="normal" officeooo:rsid="004803fe" officeooo:paragraph-rsid="004803fe" style:font-weight-asian="normal" style:font-weight-complex="normal"/>
    </style:style>
    <style:style style:name="P77" style:family="paragraph" style:parent-style-name="Text_20_body" style:list-style-name="L6">
      <style:text-properties fo:color="#000000" officeooo:rsid="0050849d" officeooo:paragraph-rsid="0050849d"/>
    </style:style>
    <style:style style:name="P78" style:family="paragraph" style:parent-style-name="Text_20_body" style:list-style-name="L6">
      <style:text-properties fo:color="#000000" officeooo:rsid="00528564" officeooo:paragraph-rsid="00528564"/>
    </style:style>
    <style:style style:name="P79" style:family="paragraph" style:parent-style-name="Text_20_body" style:list-style-name="L6">
      <style:text-properties fo:color="#000000" officeooo:rsid="00544d16" officeooo:paragraph-rsid="00544d16"/>
    </style:style>
    <style:style style:name="P80" style:family="paragraph" style:parent-style-name="Text_20_body" style:list-style-name="L6">
      <style:text-properties fo:color="#000000" officeooo:rsid="00544ff2" officeooo:paragraph-rsid="00544ff2"/>
    </style:style>
    <style:style style:name="P81" style:family="paragraph" style:parent-style-name="Text_20_body" style:list-style-name="L6">
      <style:text-properties fo:color="#000000" officeooo:rsid="00562b63" officeooo:paragraph-rsid="00562b63"/>
    </style:style>
    <style:style style:name="P82" style:family="paragraph" style:parent-style-name="Text_20_body" style:list-style-name="L6">
      <style:text-properties officeooo:rsid="00365c48" officeooo:paragraph-rsid="00365c48"/>
    </style:style>
    <style:style style:name="P83" style:family="paragraph" style:parent-style-name="Text_20_body" style:list-style-name="L6">
      <style:text-properties style:use-window-font-color="true" officeooo:rsid="00223bba" officeooo:paragraph-rsid="00223bba" fo:background-color="transparent"/>
    </style:style>
    <style:style style:name="P84" style:family="paragraph" style:parent-style-name="Text_20_body" style:list-style-name="L7">
      <style:text-properties officeooo:rsid="001a637e" officeooo:paragraph-rsid="001a637e"/>
    </style:style>
    <style:style style:name="P85" style:family="paragraph" style:parent-style-name="Text_20_body" style:list-style-name="L6">
      <style:text-properties officeooo:rsid="0048a2c7" officeooo:paragraph-rsid="00223bba"/>
    </style:style>
    <style:style style:name="P86" style:family="paragraph" style:parent-style-name="Text_20_body">
      <style:text-properties fo:color="#ff0000" style:text-line-through-style="none" style:font-name="Arial" style:text-underline-style="none" fo:font-weight="bold" officeooo:rsid="00250c03" officeooo:paragraph-rsid="00287a03" fo:background-color="transparent" style:font-weight-asian="bold" style:font-weight-complex="bold" style:text-overline-style="none" style:text-overline-color="font-color"/>
    </style:style>
    <style:style style:name="P87" style:family="paragraph" style:parent-style-name="Text_20_body" style:list-style-name="L6" style:master-page-name="">
      <style:paragraph-properties fo:margin-top="0mm" fo:margin-bottom="0mm" style:contextual-spacing="false" fo:line-height="100%" style:page-number="auto" style:shadow="none">
        <style:tab-stops/>
      </style:paragraph-properties>
      <style:text-properties officeooo:rsid="00223bba" officeooo:paragraph-rsid="00223bba"/>
    </style:style>
    <style:style style:name="P88" style:family="paragraph" style:parent-style-name="Text_20_body" style:list-style-name="L6">
      <style:paragraph-properties fo:margin-top="0mm" fo:margin-bottom="0mm" style:contextual-spacing="false" fo:line-height="100%" style:shadow="none">
        <style:tab-stops/>
      </style:paragraph-properties>
      <style:text-properties officeooo:rsid="00223bba" officeooo:paragraph-rsid="00223bba"/>
    </style:style>
    <style:style style:name="P89" style:family="paragraph" style:parent-style-name="Text_20_body" style:list-style-name="L6">
      <style:paragraph-properties fo:break-before="page"/>
      <style:text-properties officeooo:rsid="00223bba" officeooo:paragraph-rsid="0059dbec" fo:background-color="transparent"/>
    </style:style>
    <style:style style:name="P90" style:family="paragraph" style:parent-style-name="Text_20_body" style:list-style-name="L6">
      <style:paragraph-properties fo:break-before="page"/>
      <style:text-properties officeooo:rsid="002189ce" officeooo:paragraph-rsid="002189ce"/>
    </style:style>
    <style:style style:name="P91" style:family="paragraph" style:parent-style-name="Heading_20_1">
      <style:paragraph-properties fo:break-before="page"/>
    </style:style>
    <style:style style:name="P92" style:family="paragraph">
      <style:paragraph-properties fo:text-align="center"/>
    </style:style>
    <style:style style:name="T1" style:family="text">
      <style:text-properties officeooo:rsid="00196505"/>
    </style:style>
    <style:style style:name="T2" style:family="text">
      <style:text-properties officeooo:rsid="001aeb4c"/>
    </style:style>
    <style:style style:name="T3" style:family="text">
      <style:text-properties officeooo:rsid="001b478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3d188" style:font-style-asian="italic" style:font-style-complex="italic"/>
    </style:style>
    <style:style style:name="T6" style:family="text">
      <style:text-properties officeooo:rsid="001ec7ec"/>
    </style:style>
    <style:style style:name="T7" style:family="text">
      <style:text-properties officeooo:rsid="00208f46"/>
    </style:style>
    <style:style style:name="T8" style:family="text">
      <style:text-properties officeooo:rsid="00211b56"/>
    </style:style>
    <style:style style:name="T9" style:family="text">
      <style:text-properties officeooo:rsid="002189ce"/>
    </style:style>
    <style:style style:name="T10" style:family="text">
      <style:text-properties officeooo:rsid="0031a1f0" fo:background-color="#ffff00"/>
    </style:style>
    <style:style style:name="T11" style:family="text">
      <style:text-properties fo:background-color="transparent"/>
    </style:style>
    <style:style style:name="T12" style:family="text">
      <style:text-properties officeooo:rsid="0025fcae" fo:background-color="transparent"/>
    </style:style>
    <style:style style:name="T13" style:family="text">
      <style:text-properties officeooo:rsid="0026b810" fo:background-color="transparent"/>
    </style:style>
    <style:style style:name="T14" style:family="text">
      <style:text-properties officeooo:rsid="0027bd78" fo:background-color="transparent"/>
    </style:style>
    <style:style style:name="T15" style:family="text">
      <style:text-properties officeooo:rsid="00223bba" fo:background-color="transparent"/>
    </style:style>
    <style:style style:name="T16" style:family="text">
      <style:text-properties officeooo:rsid="002b23ad" fo:background-color="transparent"/>
    </style:style>
    <style:style style:name="T17" style:family="text">
      <style:text-properties officeooo:rsid="0031a1f0" fo:background-color="transparent"/>
    </style:style>
    <style:style style:name="T18" style:family="text">
      <style:text-properties officeooo:rsid="005549a9" fo:background-color="transparent"/>
    </style:style>
    <style:style style:name="T19" style:family="text">
      <style:text-properties officeooo:rsid="0048a2c7" fo:background-color="transparent" style:text-overline-style="none" style:text-overline-color="font-color"/>
    </style:style>
    <style:style style:name="T20" style:family="text">
      <style:text-properties officeooo:rsid="0057f50c" fo:background-color="transparent"/>
    </style:style>
    <style:style style:name="T21" style:family="text">
      <style:text-properties officeooo:rsid="005ada70" fo:background-color="transparent"/>
    </style:style>
    <style:style style:name="T22" style:family="text">
      <style:text-properties officeooo:rsid="0023d188"/>
    </style:style>
    <style:style style:name="T23" style:family="text">
      <style:text-properties officeooo:rsid="002454cc"/>
    </style:style>
    <style:style style:name="T24" style:family="text">
      <style:text-properties officeooo:rsid="00250c03"/>
    </style:style>
    <style:style style:name="T25" style:family="text">
      <style:text-properties officeooo:rsid="0025fcae"/>
    </style:style>
    <style:style style:name="T26" style:family="text">
      <style:text-properties fo:color="#ff0000"/>
    </style:style>
    <style:style style:name="T27" style:family="text">
      <style:text-properties fo:color="#ff0000" officeooo:rsid="00287a03"/>
    </style:style>
    <style:style style:name="T28" style:family="text">
      <style:text-properties fo:color="#ff0000" style:font-name="Arial" officeooo:rsid="00287a03"/>
    </style:style>
    <style:style style:name="T29" style:family="text">
      <style:text-properties fo:color="#ff0000" style:font-name="Arial" fo:font-weight="bold" officeooo:rsid="00250c03" style:font-weight-asian="bold" style:font-weight-complex="bold"/>
    </style:style>
    <style:style style:name="T30" style:family="text">
      <style:text-properties fo:color="#ff0000" officeooo:rsid="00250c03"/>
    </style:style>
    <style:style style:name="T31" style:family="text">
      <style:text-properties fo:color="#ff0000" style:text-line-through-style="solid" style:font-name="Arial" style:text-underline-style="solid" style:text-underline-width="auto" style:text-underline-color="font-color" fo:font-weight="bold" officeooo:rsid="00250c03" style:font-weight-asian="bold" style:font-weight-complex="bold" style:text-overline-style="solid" style:text-overline-width="auto" style:text-overline-color="font-color"/>
    </style:style>
    <style:style style:name="T32" style:family="text">
      <style:text-properties fo:color="#ff0000" style:text-line-through-style="solid" fo:font-weight="bold" officeooo:rsid="002b23ad" fo:background-color="transparent" style:font-weight-asian="bold" style:font-weight-complex="bold"/>
    </style:style>
    <style:style style:name="T33" style:family="text">
      <style:text-properties fo:color="#ff0000" style:text-line-through-style="solid" officeooo:rsid="002b23ad" fo:background-color="transparent"/>
    </style:style>
    <style:style style:name="T34" style:family="text">
      <style:text-properties fo:color="#ff0000" officeooo:rsid="002b23ad"/>
    </style:style>
    <style:style style:name="T35" style:family="text">
      <style:text-properties fo:color="#ff0000" officeooo:rsid="003a235c" style:text-overline-style="solid" style:text-overline-width="auto" style:text-overline-color="font-color"/>
    </style:style>
    <style:style style:name="T36" style:family="text">
      <style:text-properties fo:color="#ff0000" officeooo:rsid="003a235c" style:text-overline-style="none" style:text-overline-color="font-color"/>
    </style:style>
    <style:style style:name="T37" style:family="text">
      <style:text-properties fo:color="#ff0000" fo:background-color="transparent"/>
    </style:style>
    <style:style style:name="T38" style:family="text">
      <style:text-properties fo:color="#ff0000" officeooo:rsid="0050849d" fo:background-color="transparent"/>
    </style:style>
    <style:style style:name="T39" style:family="text">
      <style:text-properties fo:color="#ff0000" fo:font-weight="bold" fo:background-color="transparent" style:font-weight-asian="bold" style:font-weight-complex="bold"/>
    </style:style>
    <style:style style:name="T40" style:family="text">
      <style:text-properties fo:color="#000000" officeooo:rsid="00287a03"/>
    </style:style>
    <style:style style:name="T41" style:family="text">
      <style:text-properties fo:color="#000000" style:text-overline-style="none" style:text-overline-color="font-color"/>
    </style:style>
    <style:style style:name="T42" style:family="text">
      <style:text-properties fo:color="#000000" officeooo:rsid="003a235c" style:text-overline-style="none" style:text-overline-color="font-color"/>
    </style:style>
    <style:style style:name="T43" style:family="text">
      <style:text-properties fo:color="#000000" officeooo:rsid="003b90d4" style:text-overline-style="none" style:text-overline-color="font-color"/>
    </style:style>
    <style:style style:name="T44" style:family="text">
      <style:text-properties fo:color="#000000" officeooo:rsid="003d102b" fo:background-color="transparent"/>
    </style:style>
    <style:style style:name="T45" style:family="text">
      <style:text-properties fo:color="#000000" officeooo:rsid="0050849d" fo:background-color="transparent"/>
    </style:style>
    <style:style style:name="T46" style:family="text">
      <style:text-properties fo:color="#000000" style:font-name="Arial" fo:font-weight="bold" officeooo:rsid="00250c03" style:font-weight-asian="bold" style:font-weight-complex="bold" style:text-overline-style="none" style:text-overline-color="font-color"/>
    </style:style>
    <style:style style:name="T47" style:family="text">
      <style:text-properties fo:color="#000000" style:text-underline-style="solid" style:text-underline-width="auto" style:text-underline-color="font-color" officeooo:rsid="003a235c" style:text-overline-style="none" style:text-overline-color="font-color"/>
    </style:style>
    <style:style style:name="T48" style:family="text">
      <style:text-properties fo:color="#000000" style:text-underline-style="solid" style:text-underline-width="auto" style:text-underline-color="font-color" officeooo:rsid="003b90d4" style:text-overline-style="none" style:text-overline-color="font-color"/>
    </style:style>
    <style:style style:name="T49" style:family="text">
      <style:text-properties fo:color="#ff6633" officeooo:rsid="00287a03"/>
    </style:style>
    <style:style style:name="T50" style:family="text">
      <style:text-properties fo:color="#ff6633" style:font-name="Arial" fo:font-weight="bold" officeooo:rsid="00287a03" style:font-weight-asian="bold" style:font-weight-complex="bold"/>
    </style:style>
    <style:style style:name="T51" style:family="text">
      <style:text-properties fo:color="#008000" style:font-name="Arial" officeooo:rsid="00287a03"/>
    </style:style>
    <style:style style:name="T52" style:family="text">
      <style:text-properties fo:color="#0000ff"/>
    </style:style>
    <style:style style:name="T53" style:family="text">
      <style:text-properties fo:color="#0000ff" style:font-name="Arial" officeooo:rsid="00287a03"/>
    </style:style>
    <style:style style:name="T54" style:family="text">
      <style:text-properties fo:color="#0000ff" officeooo:rsid="0025fcae"/>
    </style:style>
    <style:style style:name="T55" style:family="text">
      <style:text-properties fo:color="#0000ff" style:text-position="sub 58%" officeooo:rsid="0025fcae"/>
    </style:style>
    <style:style style:name="T56" style:family="text">
      <style:text-properties fo:color="#0000ff" style:text-line-through-style="solid" officeooo:rsid="002b23ad" fo:background-color="transparent"/>
    </style:style>
    <style:style style:name="T57" style:family="text">
      <style:text-properties fo:color="#0000ff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58" style:family="text">
      <style:text-properties fo:color="#0000ff" fo:background-color="transparent"/>
    </style:style>
    <style:style style:name="T59" style:family="text">
      <style:text-properties fo:color="#0000ff" officeooo:rsid="0025fcae" fo:background-color="transparent"/>
    </style:style>
    <style:style style:name="T60" style:family="text">
      <style:text-properties fo:color="#0000ff" officeooo:rsid="0050849d" fo:background-color="transparent"/>
    </style:style>
    <style:style style:name="T61" style:family="text">
      <style:text-properties fo:color="#0000ff" officeooo:rsid="003d102b" fo:background-color="transparent"/>
    </style:style>
    <style:style style:name="T62" style:family="text">
      <style:text-properties fo:color="#0000ff" fo:letter-spacing="-0.35mm" fo:font-weight="bold" officeooo:rsid="0025fcae" style:font-weight-asian="bold" style:font-weight-complex="bold"/>
    </style:style>
    <style:style style:name="T63" style:family="text">
      <style:text-properties fo:color="#0000ff" officeooo:rsid="0044d6f5"/>
    </style:style>
    <style:style style:name="T64" style:family="text">
      <style:text-properties fo:color="#0000ff" fo:font-weight="bold" officeooo:rsid="0025fcae" fo:background-color="transparent" style:font-weight-asian="bold" style:font-weight-complex="bold"/>
    </style:style>
    <style:style style:name="T65" style:family="text">
      <style:text-properties style:text-line-through-style="solid" officeooo:rsid="002b23ad"/>
    </style:style>
    <style:style style:name="T66" style:family="text">
      <style:text-properties style:text-line-through-style="solid" fo:font-weight="bold" officeooo:rsid="002b23ad" style:font-weight-asian="bold" style:font-weight-complex="bold"/>
    </style:style>
    <style:style style:name="T67" style:family="text">
      <style:text-properties officeooo:rsid="002b23ad"/>
    </style:style>
    <style:style style:name="T68" style:family="text">
      <style:text-properties style:use-window-font-color="true" officeooo:rsid="002b23ad" fo:background-color="transparent"/>
    </style:style>
    <style:style style:name="T69" style:family="text">
      <style:text-properties style:text-position="sub 58%" fo:font-size="28pt" officeooo:rsid="002b23ad" fo:background-color="transparent" style:font-size-asian="28pt" style:font-size-complex="28pt"/>
    </style:style>
    <style:style style:name="T70" style:family="text">
      <style:text-properties fo:font-size="6pt" officeooo:rsid="002b23ad" fo:background-color="transparent" style:font-size-asian="6pt" style:font-size-complex="6pt"/>
    </style:style>
    <style:style style:name="T71" style:family="text">
      <style:text-properties officeooo:rsid="003151c1"/>
    </style:style>
    <style:style style:name="T72" style:family="text">
      <style:text-properties officeooo:rsid="0031642c"/>
    </style:style>
    <style:style style:name="T73" style:family="text">
      <style:text-properties officeooo:rsid="003151c1" fo:background-color="#ff00ff"/>
    </style:style>
    <style:style style:name="T74" style:family="text">
      <style:text-properties officeooo:rsid="003151c1" fo:background-color="#ff6633"/>
    </style:style>
    <style:style style:name="T75" style:family="text">
      <style:text-properties officeooo:rsid="003151c1" fo:background-color="#00dcff"/>
    </style:style>
    <style:style style:name="T76" style:family="text">
      <style:text-properties fo:background-color="#00ff00"/>
    </style:style>
    <style:style style:name="T77" style:family="text">
      <style:text-properties fo:color="#808080" style:font-name="Arial" officeooo:rsid="00287a03" fo:background-color="#00ff00"/>
    </style:style>
    <style:style style:name="T78" style:family="text">
      <style:text-properties fo:color="#663300"/>
    </style:style>
    <style:style style:name="T79" style:family="text">
      <style:text-properties fo:color="#663300" fo:font-weight="bold" style:font-weight-asian="bold" style:font-weight-complex="bold"/>
    </style:style>
    <style:style style:name="T80" style:family="text">
      <style:text-properties officeooo:rsid="003a235c"/>
    </style:style>
    <style:style style:name="T81" style:family="text">
      <style:text-properties officeooo:rsid="003c306a"/>
    </style:style>
    <style:style style:name="T82" style:family="text">
      <style:text-properties officeooo:rsid="003e6e78"/>
    </style:style>
    <style:style style:name="T83" style:family="text">
      <style:text-properties officeooo:rsid="003ee2e0"/>
    </style:style>
    <style:style style:name="T84" style:family="text">
      <style:text-properties officeooo:rsid="00404968"/>
    </style:style>
    <style:style style:name="T85" style:family="text">
      <style:text-properties style:font-name="Junicode" officeooo:rsid="00404968" style:font-name-asian="Junicode" style:font-name-complex="Junicode"/>
    </style:style>
    <style:style style:name="T86" style:family="text">
      <style:text-properties officeooo:rsid="0040d36b"/>
    </style:style>
    <style:style style:name="T87" style:family="text">
      <style:text-properties officeooo:rsid="0042d302"/>
    </style:style>
    <style:style style:name="T88" style:family="text">
      <style:text-properties officeooo:rsid="0044d6f5"/>
    </style:style>
    <style:style style:name="T89" style:family="text">
      <style:text-properties style:font-name="Times New Roman1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T90" style:family="text">
      <style:text-properties officeooo:rsid="0049cf08"/>
    </style:style>
    <style:style style:name="T91" style:family="text">
      <style:text-properties officeooo:rsid="004a0e56"/>
    </style:style>
    <style:style style:name="T92" style:family="text">
      <style:text-properties officeooo:rsid="004cfef0"/>
    </style:style>
    <style:style style:name="T93" style:family="text">
      <style:text-properties officeooo:rsid="004e8001"/>
    </style:style>
    <style:style style:name="T94" style:family="text">
      <style:text-properties officeooo:rsid="004fab36"/>
    </style:style>
    <style:style style:name="T95" style:family="text">
      <style:text-properties officeooo:rsid="005ada70"/>
    </style:style>
    <style:style style:name="fr1" style:family="graphic" style:parent-style-name="Frame">
      <style:graphic-properties fo:margin-left="0mm" fo:margin-right="0mm" fo:margin-top="0mm" fo:margin-bottom="0mm" style:vertical-pos="from-top" style:vertical-rel="paragraph" style:horizontal-pos="from-left" style:horizontal-rel="paragraph" fo:padding="0mm" fo:border-left="0.06pt solid #ff0000" fo:border-right="none" fo:border-top="0.06pt solid #000000" fo:border-bottom="0.06pt solid #000000" style:shadow="none"/>
    </style:style>
    <style:style style:name="fr2" style:family="graphic" style:parent-style-name="Graphics">
      <style:graphic-properties style:vertical-pos="from-top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2.55mm" fo:text-indent="-6.35mm" fo:margin-left="82.55m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draw:marker-end="Arrow" draw:marker-end-width="1.52m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" draw:marker-end-width="1.52mm" draw:textarea-horizontal-align="center" draw:textarea-vertical-align="middle" style:run-through="foreground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style:run-through="foreground" style:vertical-pos="from-top" style:vertical-rel="paragraph" style:horizontal-pos="from-left" style:horizontal-rel="paragraph"/>
    </style:style>
    <style:style style:name="gr6" style:family="graphic">
      <style:graphic-properties svg:stroke-width="0.49mm" svg:stroke-color="#000000" draw:marker-start-width="5.01mm" draw:marker-end-width="5.01mm" draw:textarea-horizontal-align="center" draw:textarea-vertical-align="middle" fo:padding-top="0.25mm" fo:padding-bottom="0.25mm" fo:padding-left="0.25mm" fo:padding-right="0.25mm" style:run-through="foreground"/>
    </style:style>
    <style:style style:name="gr7" style:family="graphic">
      <style:graphic-properties svg:stroke-width="0.49mm" svg:stroke-color="#000000" draw:marker-start-width="5.01mm" draw:marker-end-width="5.01mm" draw:textarea-horizontal-align="center" draw:textarea-vertical-align="middle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25mm" svg:stroke-color="#000000" draw:marker-start-width="4.25mm" draw:marker-end-width="4.25mm" draw:textarea-horizontal-align="center" draw:textarea-vertical-align="middle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9mm" svg:stroke-color="#2300dc" draw:marker-start-width="4.13mm" draw:marker-end-width="4.13mm" draw:fill="none" draw:textarea-vertical-align="middle" draw:auto-grow-height="false" fo:min-height="13.21mm" fo:min-width="8.8mm" fo:padding-top="0.11mm" fo:padding-bottom="0.11mm" fo:padding-left="0.11mm" fo:padding-right="0.11mm" style:run-through="foreground"/>
    </style:style>
    <style:style style:name="gr11" style:family="graphic">
      <style:graphic-properties svg:stroke-width="0.11mm" svg:stroke-color="#dc2300" draw:marker-start-width="3.85mm" draw:marker-end-width="3.85mm" draw:textarea-horizontal-align="center" draw:textarea-vertical-align="middle" fo:padding-top="0.05mm" fo:padding-bottom="0.05mm" fo:padding-left="0.05mm" fo:padding-right="0.05mm" style:run-through="foreground"/>
    </style:style>
    <style:style style:name="gr12" style:family="graphic">
      <style:graphic-properties svg:stroke-width="0.11mm" svg:stroke-color="#dc2300" draw:marker-start-width="3.85mm" draw:marker-end-width="3.85mm" draw:fill="none" draw:textarea-horizontal-align="center" draw:textarea-vertical-align="middle" fo:padding-top="0.05mm" fo:padding-bottom="0.05mm" fo:padding-left="0.05mm" fo:padding-right="0.05mm" style:run-through="foreground"/>
    </style:style>
    <style:style style:name="gr13" style:family="graphic">
      <style:graphic-properties svg:stroke-width="0.11mm" svg:stroke-color="#dc2300" draw:marker-start-width="3.85mm" draw:marker-end-width="3.85mm" draw:fill="none" draw:textarea-vertical-align="middle" draw:auto-grow-height="false" fo:min-height="13.21mm" fo:min-width="8.8mm" fo:padding-top="0.05mm" fo:padding-bottom="0.05mm" fo:padding-left="0.05mm" fo:padding-right="0.05mm" style:run-through="foreground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25mm" svg:stroke-color="#ff0000" draw:marker-start-width="4.25mm" draw:marker-end-width="4.25mm" draw:textarea-horizontal-align="center" draw:textarea-vertical-align="middle" fo:padding-top="0.12mm" fo:padding-bottom="0.12mm" fo:padding-left="0.12mm" fo:padding-right="0.12m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artierungshandbuch Access2Life</text:h>
      <text:p text:style-name="Text_20_body"/>
      <text:p text:style-name="P10">Alle für das Projekt Access2life für Routing und POI-Informationen benötigten Daten werden in die OpenStreetMap eingetragen.</text:p>
      <text:p text:style-name="Text_20_body"/>
      <text:h text:style-name="P36" text:outline-level="2">Field Papers</text:h>
      <text:p text:style-name="P12">Das Kartieren im Feld erfolgt händisch mittels <text:span text:style-name="T4">Field Papers</text:span>. Um sich ein Field Paper auszudrucken:</text:p>
      <text:list xml:id="list2182498467150812268" text:style-name="L1">
        <text:list-item>
          <text:p text:style-name="P37"><text:a xlink:type="simple" xlink:href="http://fieldpapers.org/make-step1-search.php">http://fieldpapers.org/make-step1-search.php</text:a> <text:span text:style-name="T6">besuchen</text:span></text:p>
        </text:list-item>
        <text:list-item>
          <text:p text:style-name="P38">Im Suchfeld „Gleisdorf“ eingeben</text:p>
        </text:list-item>
        <text:list-item>
          <text:p text:style-name="P39">Mit den eckigen +/- – Symbolen kann man die Anzahl der gleichzeitig erstellten Blätter in beide Richtungen verändern. Als erstes auf [-] drücken, um nur ein Blatt zu erhalten</text:p>
        </text:list-item>
        <text:list-item>
          <text:p text:style-name="P39">mit dem <draw:frame draw:style-name="fr2" draw:name="graphics6" text:anchor-type="as-char" svg:y="-4.78mm" svg:width="9.84mm" svg:height="8.31mm" draw:z-index="3"><draw:image xlink:href="Pictures/10000000000000330000002B96BCA2FA.png" xlink:type="simple" xlink:show="embed" xlink:actuate="onLoad"/></draw:frame>-Symbol ziehen wir nun das „Blatt“ so klein wie möglich zusammen</text:p>
        </text:list-item>
        <text:list-item>
          <text:p text:style-name="P39">mit <draw:frame draw:style-name="fr2" draw:name="graphics7" text:anchor-type="as-char" svg:y="-6.53mm" svg:width="10mm" svg:height="9.4mm" draw:z-index="4"><draw:image xlink:href="Pictures/10000000000000320000002FA2F78953.png" xlink:type="simple" xlink:show="embed" xlink:actuate="onLoad"/></draw:frame> schieben wir das Blatt ungefähr auf die Mitte von Gleisdorf</text:p>
        </text:list-item>
        <text:list-item>
          <text:p text:style-name="P39">nun zoomen wir mit der <draw:frame draw:style-name="fr2" draw:name="graphics8" text:anchor-type="as-char" svg:y="-7.69mm" svg:width="12.19mm" svg:height="13.21mm" draw:z-index="5"><draw:image xlink:href="Pictures/100000000000002400000027A119D114.png" xlink:type="simple" xlink:show="embed" xlink:actuate="onLoad"/></draw:frame> - Schaltfläche so weit wie möglich nach Gleisdorf hinein.</text:p>
        </text:list-item>
      </text:list>
      <text:list xml:id="list5647893869757647715" text:style-name="L2">
        <text:list-item>
          <text:p text:style-name="P40">Den Kartenausschnitt kann man verschieben, indem man mit der linken Maustaste irgendwo die Karte „greift“ und dann verschiebt.</text:p>
        </text:list-item>
        <text:list-item>
          <text:p text:style-name="P40">Zum ausdrucken muss sinnvollerweise die höchste Zoomstufe ausgewählt werden – solange auf (+) klicken bis sich nichts mehr tut.</text:p>
        </text:list-item>
      </text:list>
      <text:list xml:id="list846580490444827674" text:style-name="L3">
        <text:list-item>
          <text:p text:style-name="P41"><draw:frame draw:style-name="fr3" draw:name="graphics9" text:anchor-type="paragraph" svg:x="109.45mm" svg:y="8.98mm" svg:width="38.61mm" svg:height="13.55mm" draw:z-index="0"><draw:image xlink:href="Pictures/1000000000000072000000281E6A6D19.png" xlink:type="simple" xlink:show="embed" xlink:actuate="onLoad"/></draw:frame>Wahrscheinlich muss man das „Blatt“ während des hineinzoomens mehrmals verkleinern und verschieben.</text:p>
        </text:list-item>
        <text:list-item>
          <text:p text:style-name="P41">Wenn Hoch- statt Querformat gewünscht wird, kann man das in der oberen Leiste umstellen: </text:p>
        </text:list-item>
        <text:list-item>
          <text:p text:style-name="P41">Als sinnvolle Blattgröße hat sich ca. 125m auf der Langseite, also ca. 5 Häuserlängen etabliert.</text:p>
        </text:list-item>
      </text:list>
      <text:list xml:id="list1798604012307815145" text:style-name="L4">
        <text:list-item>
          <text:p text:style-name="P42">Sobald der Ausschnitt passt, <text:span text:style-name="T7">N</text:span>ächster Schritt: auf <draw:frame draw:style-name="fr2" draw:name="graphics10" text:anchor-type="as-char" svg:y="-4.62mm" svg:width="12.44mm" svg:height="6.84mm" draw:z-index="6"><draw:image xlink:href="Pictures/100000000000004700000027C708ABC8.png" xlink:type="simple" xlink:show="embed" xlink:actuate="onLoad"/></draw:frame> klicken</text:p>
        </text:list-item>
        <text:list-item>
          <text:p text:style-name="P42">Einen passenden Namen eingeben, z.B. „Gleisdorf Florianiplatz“</text:p>
        </text:list-item>
        <text:list-item>
          <text:p text:style-name="P42">Im nächsten Schritt einfach auf <draw:frame draw:style-name="fr2" draw:name="graphics11" text:anchor-type="as-char" svg:y="-4.55mm" svg:width="18.38mm" svg:height="6.54mm" draw:z-index="7"><draw:image xlink:href="Pictures/100000000000006B00000026B3F3EEE9.png" xlink:type="simple" xlink:show="embed" xlink:actuate="onLoad"/></draw:frame> klicken</text:p>
        </text:list-item>
        <text:list-item>
          <text:p text:style-name="P42">Warten bis das PDF fertig ist, dauert ein paar Minuten</text:p>
        </text:list-item>
        <text:list-item>
          <text:p text:style-name="P42">PDF herunterladen, <text:span text:style-name="T9">und in SCHWARZ/WEIẞ</text:span> ausdrucken</text:p>
        </text:list-item>
      </text:list>
      <text:p text:style-name="P14"/>
      <text:p text:style-name="P14"/>
      <text:h text:style-name="Heading_20_3" text:outline-level="3"><text:soft-page-break/><text:span text:style-name="T7">A</text:span>rbeiten mit Field Papers</text:h>
      <text:p text:style-name="P13">Die Field Papers auf einem Klemmbrett o.ä. mitnehmen, um im Stehen/<text:span text:style-name="T86">auf Rolli</text:span> zeichnen zu können. Auf den Field Papers sollten schon die meisten Häuser, Hausnummern enthalten sein.</text:p>
      <text:p text:style-name="P13">Weitere Ausrüstung:</text:p>
      <text:list xml:id="list3658585747802286301" text:style-name="L5">
        <text:list-item>
          <text:p text:style-name="P43">Digitalkamera, GPS (oder Smartphone)</text:p>
        </text:list-item>
        <text:list-item>
          <text:p text:style-name="P43">Rollmaß für <text:span text:style-name="T83">Türbreiten, </text:span>Gehsteigbreiten und Bordstein- <text:span text:style-name="T83">und Stufen</text:span>höhen</text:p>
        </text:list-item>
        <text:list-item>
          <text:p text:style-name="P43">Digitale Wasserwaage für (Quer-) Steigungen</text:p>
        </text:list-item>
        <text:list-item>
          <text:p text:style-name="P48"><text:span text:style-name="T9">Bleistift, Kugelschreiber/Füller; </text:span>Fineliner in</text:p>
          <text:list>
            <text:list-item>
              <text:p text:style-name="P49">Grün</text:p>
            </text:list-item>
            <text:list-item>
              <text:p text:style-name="P49">Rot</text:p>
            </text:list-item>
            <text:list-item>
              <text:p text:style-name="P49">Blau</text:p>
            </text:list-item>
            <text:list-item>
              <text:p text:style-name="P49">Braun</text:p>
            </text:list-item>
            <text:list-item>
              <text:p text:style-name="P49">Schwarz</text:p>
            </text:list-item>
            <text:list-item>
              <text:p text:style-name="P50">Orange</text:p>
            </text:list-item>
          </text:list>
        </text:list-item>
        <text:list-item>
          <text:p text:style-name="P49">Textmarker in</text:p>
          <text:list>
            <text:list-item>
              <text:p text:style-name="P49">Blau</text:p>
            </text:list-item>
            <text:list-item>
              <text:p text:style-name="P49">Grün</text:p>
            </text:list-item>
            <text:list-item>
              <text:p text:style-name="P49">Rosa</text:p>
            </text:list-item>
            <text:list-item>
              <text:p text:style-name="P49">Gelb</text:p>
            </text:list-item>
            <text:list-item>
              <text:p text:style-name="P49">Orange</text:p>
            </text:list-item>
          </text:list>
        </text:list-item>
      </text:list>
      <text:h text:style-name="Heading_20_2" text:outline-level="2">Field Papers - Legende</text:h>
      <text:p text:style-name="P13">Folgende Dinge in die Field Papers eintragen:</text:p>
      <text:list xml:id="list4145304811419873252" text:style-name="L6">
        <text:list-item>
          <text:p text:style-name="P44">Fehlende Wege, Häuser und Hausnummern mit Bleistift nachzeichnen</text:p>
          <text:list>
            <text:list-item>
              <text:p text:style-name="P54">Hausnummer bei Unklarheit mit jeweiliger Straße verbinden</text:p>
            </text:list-item>
          </text:list>
        </text:list-item>
        <text:list-item>
          <text:p text:style-name="P55">Wege<text:span text:style-name="T84">rechte</text:span>: <text:span text:style-name="T5">Betreten Verboten</text:span><text:span text:style-name="T22"> mit Fineliner, Kreuzen, </text:span><text:span text:style-name="T4">Fahrverbote</text:span> <text:span text:style-name="T22">mit Zickzacklinie</text:span></text:p>
          <text:list>
            <text:list-item>
              <text:p text:style-name="P58">Privatgrund (private) Rot <text:s text:c="2"/><text:span text:style-name="T28">XXXXXXXX</text:span><text:span text:style-name="T27"> </text:span><text:span text:style-name="T40">oder</text:span><text:span text:style-name="T51"> </text:span><text:span text:style-name="T28">/\/\/\/\/\/\/\/\/\/\</text:span></text:p>
            </text:list-item>
            <text:list-item>
              <text:p text:style-name="P59">Zufahrt gestattet (destination) <text:span text:style-name="T23">Blau </text:span><text:span text:style-name="T53">XXXXXXXX</text:span><text:span text:style-name="T27"> </text:span><text:span text:style-name="T40">oder </text:span><text:span text:style-name="T53">/\/\/\/\/\/\/\/\/\/\</text:span></text:p>
            </text:list-item>
            <text:list-item>
              <text:p text:style-name="P59">Bis auf Widerruf (permissive) <text:span text:style-name="T23">Grün <text:s/></text:span><text:span text:style-name="T51">XXXXXXXX</text:span><text:span text:style-name="T27"> </text:span><text:span text:style-name="T40">oder </text:span><text:span text:style-name="T51">/\/\/\/\/\/\/\/\/\/\</text:span></text:p>
            </text:list-item>
            <text:list-item>
              <text:p text:style-name="P59">Anlieferung (delivery) <text:span text:style-name="T23">Orange <text:s text:c="2"/></text:span><text:span text:style-name="T49"><text:s/></text:span><text:span text:style-name="T50">/\/\/\/\/\/\/\/\/\/\</text:span></text:p>
            </text:list-item>
          </text:list>
        </text:list-item>
        <text:list-item>
          <text:p text:style-name="P45">POIs: Für jeden POI eine Nummer <text:span text:style-name="T84">im Kreis </text:span><text:span text:style-name="T85">①</text:span> notieren, und auf einem Extrablatt/Rückseite die Informationen dazu.</text:p>
        </text:list-item>
      </text:list>
      <text:p text:style-name="P69"/>
      <text:list xml:id="list200855446798923" text:continue-numbering="true" text:style-name="L6">
        <text:list-item>
          <text:p text:style-name="P89">Treppen – <text:span text:style-name="T24">in Roten Querstreifen <text:s/></text:span><text:span text:style-name="T29">||||||||||||</text:span></text:p>
          <text:list>
            <text:list-item>
              <text:p text:style-name="P62">Anzahl Stufen, - <text:span text:style-name="T24">in Roter Zahl daneben <text:s/></text:span><text:span text:style-name="T30">3</text:span></text:p>
            </text:list-item>
            <text:list-item>
              <text:p text:style-name="P64"><draw:frame draw:style-name="fr1" draw:name="Frame1" text:anchor-type="paragraph" svg:x="108.53mm" svg:y="-0.53mm" svg:width="14.71mm" draw:z-index="24"><draw:text-box fo:min-height="5.89mm"><text:p text:style-name="P15">||||||||||||</text:p></draw:text-box></draw:frame><draw:g text:anchor-type="paragraph" draw:z-index="25" draw:style-name="gr14"><draw:line draw:style-name="gr15" draw:text-style-name="P92" svg:x1="108.53mm" svg:y1="4.48mm" svg:x2="122.45mm" svg:y2="2.19mm"><text:p/></draw:line><draw:line draw:style-name="gr15" draw:text-style-name="P92" svg:x1="108.87mm" svg:y1="0.39mm" svg:x2="122.45mm" svg:y2="2.19mm"><text:p/></draw:line></draw:g>Richtung – mit Dreieck in der Treppe, Spitze oben </text:p>
            </text:list-item>
            <text:list-item>
              <text:p text:style-name="P66">Geländer einfach mit Strich links/rechts/mitte <text:s text:c="2"/><text:span text:style-name="T31">||||||||||||</text:span></text:p>
            </text:list-item>
            <text:list-item>
              <text:p text:style-name="P53"><text:span text:style-name="T67">Treppenbreite: </text:span><text:span text:style-name="T68"><text:s/></text:span><text:span text:style-name="T32">| |</text:span><text:span text:style-name="T33"> ¹²⁰</text:span><text:span text:style-name="T26"> </text:span></text:p>
            </text:list-item>
            <text:list-item>
              <text:p text:style-name="P18"><text:span text:style-name="T95">(</text:span>Stufenbreite/Länge<text:span text:style-name="T95">)</text:span>: <text:span text:style-name="T80">einen Winkel daneben zeichnen <text:s/></text:span><text:span text:style-name="T35">| <text:s text:c="4"/></text:span><text:span text:style-name="T42"><text:s text:c="4"/>, <text:s text:c="29"/></text:span><text:span text:style-name="T36">20</text:span><text:span text:style-name="T42"><text:line-break/>Werte in cm darüberschreiben </text:span><text:span text:style-name="T47">wenn &gt;16</text:span><text:span text:style-name="T48">cm</text:span><text:span text:style-name="T47"> Höhe </text:span><text:span text:style-name="T48">oder &lt;30cm Breite</text:span><text:span text:style-name="T42">, zB <text:s text:c="2"/></text:span><text:span text:style-name="T36">30</text:span><text:span text:style-name="T42"> </text:span><text:span text:style-name="T35">| <text:s text:c="4"/></text:span><text:span text:style-name="T42"><text:s/></text:span></text:p>
            </text:list-item>
            <text:list-item>
              <text:p text:style-name="P34"><draw:g text:anchor-type="paragraph" draw:z-index="26" draw:style-name="gr5"><draw:line draw:style-name="gr11" draw:text-style-name="P92" svg:x1="85.4mm" svg:y1="4.87mm" svg:x2="89.63mm" svg:y2="9.37mm"><text:p/></draw:line><draw:line draw:style-name="gr11" draw:text-style-name="P92" svg:x1="87.42mm" svg:y1="7.08mm" svg:x2="85.76mm" svg:y2="9.37mm"><text:p/></draw:line><draw:circle draw:style-name="gr12" draw:text-style-name="P92" svg:width="1.51mm" svg:height="1.51mm" svg:x="88.84mm" svg:y="8.56mm"><text:p/></draw:circle><draw:circle draw:style-name="gr12" draw:text-style-name="P92" svg:width="1.51mm" svg:height="1.51mm" svg:x="84.98mm" svg:y="8.56mm"><text:p/></draw:circle><draw:rect draw:style-name="gr12" draw:text-style-name="P92" svg:width="3.66mm" svg:height="2mm" svg:x="86.32mm" svg:y="6.09mm"><text:p/></draw:rect><draw:custom-shape draw:style-name="gr13" draw:text-style-name="P92" svg:width="3.59mm" svg:height="3.94mm" svg:x="86.39mm" svg:y="4.15mm"><text:p/><draw:enhanced-geometry draw:glue-point-type="segments" draw:type="mso-spt100" draw:modifiers="1.89651830320928 -90.895173710211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text:span text:style-name="T42">R</text:span><text:span text:style-name="T41">ampen: </text:span></text:p>
              <text:list>
                <text:list-item>
                  <text:p text:style-name="P34"><text:span text:style-name="T41">Kinderwagenrampe <text:s/>Symbol dazu</text:span></text:p>
                </text:list-item>
                <text:list-item>
                  <text:p text:style-name="P34"><text:span text:style-name="T41">Rampen für Rollifahrer extra einzeichnen!</text:span></text:p>
                  <text:p text:style-name="P34"><text:span text:style-name="T41"/></text:p>
                </text:list-item>
              </text:list>
            </text:list-item>
          </text:list>
        </text:list-item>
        <text:list-item>
          <text:p text:style-name="P68"><draw:g text:anchor-type="paragraph" draw:z-index="20" draw:style-name="gr2"><draw:line draw:style-name="gr3" draw:text-style-name="P92" svg:x1="131.14mm" svg:y1="3mm" svg:x2="139.08mm" svg:y2="0.76mm"><text:p/></draw:line><draw:line draw:style-name="gr4" draw:text-style-name="P92" svg:x1="132.09mm" svg:y1="0.76mm" svg:x2="133.36mm" svg:y2="4.78mm"><text:p/></draw:line></draw:g>Eingänge (Türen) markieren! - Bei Unklarheiten Foto machen! <text:s/><text:span text:style-name="T45">(</text:span><text:span text:style-name="T44"> </text:span><text:span text:style-name="T60">120</text:span><text:span text:style-name="T61"> </text:span><text:span text:style-name="T60">A </text:span><text:span text:style-name="T38">0</text:span><text:span text:style-name="T60"> </text:span><text:span text:style-name="T45">)</text:span></text:p>
          <text:list>
            <text:list-item>
              <text:p text:style-name="P70"><draw:line text:anchor-type="paragraph" draw:z-index="1" draw:style-name="gr1" draw:text-style-name="P92" svg:x1="108.16mm" svg:y1="3.72mm" svg:x2="116.1mm" svg:y2="1.48mm"><text:p/></draw:line><text:span text:style-name="T81">H</text:span>aupteingänge mit ausgefülltem Pfeil ins Gebäude</text:p>
              <text:list>
                <text:list-item>
                  <text:p text:style-name="P70">Nebeneingänge mit einfacher Pfeilspitze <text:span text:style-name="T59">↑</text:span></text:p>
                </text:list-item>
                <text:list-item>
                  <text:p text:style-name="P77"><text:span text:style-name="T11">bei Nur-</text:span><text:span text:style-name="T12">A</text:span><text:span text:style-name="T11">usgängen Pfeilrichtung aus Gebäude raus </text:span></text:p>
                </text:list-item>
                <text:list-item>
                  <text:p text:style-name="P78"><draw:line text:anchor-type="paragraph" draw:z-index="22" draw:style-name="gr1" draw:text-style-name="P92" svg:x1="106.03mm" svg:y1="4.27mm" svg:x2="113.97mm" svg:y2="2.03mm"><text:p/></draw:line><draw:line text:anchor-type="paragraph" draw:z-index="21" draw:style-name="gr1" draw:text-style-name="P92" svg:x1="108.16mm" svg:y1="3.72mm" svg:x2="116.1mm" svg:y2="1.48mm"><text:p/></draw:line><text:span text:style-name="T11">bei Nur-Eingängen doppelte Pfeilspitze</text:span></text:p>
                </text:list-item>
                <text:list-item>
                  <text:p text:style-name="P80"><text:span text:style-name="T18">Nur-</text:span><text:span text:style-name="T11">Notausgänge mit blauem </text:span><text:span text:style-name="T58">E</text:span><text:span text:style-name="T11"> daneben</text:span></text:p>
                </text:list-item>
              </text:list>
            </text:list-item>
            <text:list-item>
              <text:p text:style-name="P71"><text:span text:style-name="T12">A</text:span><text:span text:style-name="T11">nzahl Stufen in Roter Zahl daneben: </text:span><text:span text:style-name="T37">0 </text:span><text:span text:style-name="T11">. </text:span></text:p>
              <text:list>
                <text:list-item>
                  <text:p text:style-name="P79"><text:span text:style-name="T11">wenn Rampe: Steigung in % dazu – hinter Anzahl Stufen mit &lt;, zB </text:span><text:span text:style-name="T37">3 &lt; 20%</text:span></text:p>
                </text:list-item>
                <text:list-item>
                  <text:p text:style-name="P81"><draw:g text:anchor-type="paragraph" draw:z-index="23" draw:style-name="gr5"><draw:line draw:style-name="gr11" draw:text-style-name="P92" svg:x1="99.57mm" svg:y1="0.9mm" svg:x2="103.8mm" svg:y2="5.4mm"><text:p/></draw:line><draw:line draw:style-name="gr11" draw:text-style-name="P92" svg:x1="101.59mm" svg:y1="3.11mm" svg:x2="99.93mm" svg:y2="5.4mm"><text:p/></draw:line><draw:circle draw:style-name="gr12" draw:text-style-name="P92" svg:width="1.51mm" svg:height="1.51mm" svg:x="103.01mm" svg:y="4.59mm"><text:p/></draw:circle><draw:circle draw:style-name="gr12" draw:text-style-name="P92" svg:width="1.51mm" svg:height="1.51mm" svg:x="99.15mm" svg:y="4.59mm"><text:p/></draw:circle><draw:rect draw:style-name="gr12" draw:text-style-name="P92" svg:width="3.66mm" svg:height="2mm" svg:x="100.49mm" svg:y="2.12mm"><text:p/></draw:rect><draw:custom-shape draw:style-name="gr13" draw:text-style-name="P92" svg:width="3.59mm" svg:height="3.94mm" svg:x="100.56mm" svg:y="0.18mm"><text:p/><draw:enhanced-geometry draw:glue-point-type="segments" draw:type="mso-spt100" draw:modifiers="1.89651830320928 -90.895173710211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<text:span text:style-name="T11">wenn Rampe nur für Kiwa - </text:span><text:span text:style-name="T19">Symbol dazu </text:span></text:p>
                </text:list-item>
              </text:list>
            </text:list-item>
            <text:list-item>
              <text:p text:style-name="P79"><text:span text:style-name="T11">Geländer li/re mit roten </text:span><text:span text:style-name="T20">Q</text:span><text:span text:style-name="T11">uerstrichen </text:span><text:span text:style-name="T39">|</text:span><text:span text:style-name="T64">↑</text:span><text:span text:style-name="T39">|</text:span></text:p>
            </text:list-item>
            <text:list-item>
              <text:p text:style-name="P73">Typ der Tür: <text:s text:c="36"/></text:p>
              <text:list>
                <text:list-item>
                  <text:p text:style-name="P72"><draw:g text:anchor-type="paragraph" draw:z-index="2" draw:style-name="gr2"><draw:line draw:style-name="gr3" draw:text-style-name="P92" svg:x1="89.64mm" svg:y1="3.31mm" svg:x2="97.58mm" svg:y2="1.07mm"><text:p/></draw:line><draw:line draw:style-name="gr4" draw:text-style-name="P92" svg:x1="90.59mm" svg:y1="1.07mm" svg:x2="91.86mm" svg:y2="5.09mm"><text:p/></draw:line></draw:g>Schiebetür mit Querlinie auf Pfeil, </text:p>
                </text:list-item>
                <text:list-item>
                  <text:p text:style-name="P72"><draw:g text:anchor-type="paragraph" draw:z-index="18" draw:style-name="gr2"><draw:line draw:style-name="gr3" draw:text-style-name="P92" svg:x1="88.17mm" svg:y1="2.4mm" svg:x2="82.16mm" svg:y2="2.7mm"><text:p/></draw:line><draw:custom-shape draw:style-name="gr10" draw:text-style-name="P92" svg:width="3.85mm" svg:height="3.85mm" svg:x="86.18mm" svg:y="0.55mm"><text:p/><draw:enhanced-geometry draw:glue-point-type="segments" draw:type="mso-spt100" draw:modifiers="-90 177.70938995736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Schwingtür mit Kreisabschnitt</text:p>
                </text:list-item>
                <text:list-item>
                  <text:p text:style-name="P75"><draw:g text:anchor-type="paragraph" draw:z-index="19" draw:style-name="gr5"><draw:line draw:style-name="gr3" draw:text-style-name="P92" svg:x1="88.17mm" svg:y1="2.4mm" svg:x2="82.16mm" svg:y2="2.7mm"><text:p/></draw:line><draw:custom-shape draw:style-name="gr10" draw:text-style-name="P92" svg:width="3.85mm" svg:height="3.85mm" svg:x="86.18mm" svg:y="0.55mm"><text:p/><draw:enhanced-geometry draw:glue-point-type="segments" draw:type="mso-spt100" draw:modifiers="176.264340873382 177.709389957361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/draw:g>Automatische Drehtür <text:s text:c="21"/><text:span text:style-name="T63">A</text:span></text:p>
                </text:list-item>
                <text:list-item>
                  <text:p text:style-name="P74">Wenn automatische Tür, dann ein blaues <text:span text:style-name="T52">A</text:span> dazu.</text:p>
                </text:list-item>
              </text:list>
            </text:list-item>
            <text:list-item>
              <text:p text:style-name="P71"><text:span text:style-name="T11">Türbreite in blauer Schrift (in cm) dazu: <text:s text:c="3"/></text:span><text:span text:style-name="T58">90</text:span></text:p>
            </text:list-item>
            <text:list-item>
              <text:p text:style-name="P76"><draw:line text:anchor-type="paragraph" draw:z-index="15" draw:style-name="gr1" draw:text-style-name="P92" svg:x1="122.32mm" svg:y1="4.11mm" svg:x2="130.26mm" svg:y2="1.87mm"><text:p/></draw:line><draw:line text:anchor-type="paragraph" draw:z-index="16" draw:style-name="gr9" draw:text-style-name="P92" svg:x1="126.65mm" svg:y1="0.74mm" svg:x2="125.8mm" svg:y2="4.83mm"><text:p/></draw:line><draw:line text:anchor-type="paragraph" draw:z-index="17" draw:style-name="gr9" draw:text-style-name="P92" svg:x1="128.45mm" svg:y1="4mm" svg:x2="123.63mm" svg:y2="1.87mm"><text:p/></draw:line><text:span text:style-name="T11">wenn sonstwie nicht Rollstuhl-</text:span><text:span text:style-name="T21">g</text:span><text:span text:style-name="T11">eeignet rot durchstreichen </text:span></text:p>
            </text:list-item>
          </text:list>
        </text:list-item>
      </text:list>
      <text:p text:style-name="P47"/>
      <text:list xml:id="list200856446100003" text:continue-numbering="true" text:style-name="L6">
        <text:list-item>
          <text:p text:style-name="P90">Gehwege: Informationen werden wiefolgt eingetragen:</text:p>
          <text:list>
            <text:list-item>
              <text:p text:style-name="P44"><text:span text:style-name="T11">Oberfläche:</text:span></text:p>
              <text:list>
                <text:list-item>
                  <text:p text:style-name="P82">Befestigt (<text:span text:style-name="T95">A</text:span>sphalt, <text:span text:style-name="T95">B</text:span>eton) <text:span text:style-name="T76">Grüner</text:span> Marker</text:p>
                </text:list-item>
                <text:list-item>
                  <text:p text:style-name="P82">Rasenziegel: Grün mit Bleistift-X'en drin <text:s/><text:span text:style-name="T77">XXXXXX</text:span></text:p>
                </text:list-item>
                <text:list-item>
                  <text:p text:style-name="P44">Schotter – <text:span text:style-name="T73">Rosa</text:span><text:span text:style-name="T71"> Marker</text:span></text:p>
                </text:list-item>
                <text:list-item>
                  <text:p text:style-name="P46">Holz – <text:span text:style-name="T75">Blauer</text:span><text:span text:style-name="T71"> Marker</text:span></text:p>
                </text:list-item>
                <text:list-item>
                  <text:p text:style-name="P44">Kopfsteinpflaster – <text:span text:style-name="T74">Oranger</text:span><text:span text:style-name="T71"> Marker</text:span></text:p>
                </text:list-item>
                <text:list-item>
                  <text:p text:style-name="P60">Wenn die Obe<text:span text:style-name="T82">r</text:span>fläche schlecht ist, folgendes in <text:span text:style-name="T79">Brauner</text:span> Schrift entlang des Weges:</text:p>
                  <text:list>
                    <text:list-item>
                      <text:p text:style-name="P60">„<text:span text:style-name="T79">gut</text:span>“ - good</text:p>
                    </text:list-item>
                    <text:list-item>
                      <text:p text:style-name="P60">„<text:span text:style-name="T79">naja</text:span>“ - intermediate, mittel</text:p>
                    </text:list-item>
                    <text:list-item>
                      <text:p text:style-name="P60">„<text:span text:style-name="T79">schlecht</text:span>“ bad, (kein Rolli)</text:p>
                    </text:list-item>
                    <text:list-item>
                      <text:p text:style-name="P60">„<text:span text:style-name="T79">sehr</text:span><text:span text:style-name="T78"> </text:span><text:span text:style-name="T79">schlecht</text:span>“ (max. Gelände-Kiwa)</text:p>
                    </text:list-item>
                  </text:list>
                </text:list-item>
              </text:list>
            </text:list-item>
            <text:list-item>
              <text:p text:style-name="P83">Breite <text:span text:style-name="T67">in Bleistift quer ein H über den Weg, den Mittelstrich verlängern, darauf Wert </text:span><text:span text:style-name="T66">| |</text:span><text:span text:style-name="T65"> ¹²⁰</text:span></text:p>
            </text:list-item>
            <text:list-item>
              <text:p text:style-name="P16">Steigung <text:s/>- <text:span text:style-name="T67">mit Roten mehrfachpfeilen: ·····</text:span><text:span text:style-name="T34">»</text:span><text:span text:style-name="T67">····· von </text:span><text:span text:style-name="T34">|&gt;</text:span><text:span text:style-name="T67"> <text:s text:c="2"/>bis </text:span><text:span text:style-name="T34">&gt;| </text:span>und rotem Text <text:s/><text:span text:style-name="T34">10%</text:span></text:p>
            </text:list-item>
            <text:list-item>
              <text:p text:style-name="P61">Quersteigung – <text:span text:style-name="T25">Linien mittels Kuli-Blauem (Halb) Pfeil abtrennen, blaue Schrift </text:span><text:span text:style-name="T62">|\</text:span><text:span text:style-name="T25">···</text:span><text:span text:style-name="T54">↑</text:span><text:span text:style-name="T55">6%</text:span><text:span text:style-name="T25">···</text:span><text:span text:style-name="T62">/|</text:span></text:p>
            </text:list-item>
            <text:list-item>
              <text:p text:style-name="P51"><text:span text:style-name="T15">Radweg: </text:span><text:span text:style-name="T14">Blauer leerer Kreis am Weg (Halbkreis mit Gerade am Ende) <text:s/></text:span><text:span text:style-name="T16">···</text:span><text:span text:style-name="T56">O</text:span><text:span text:style-name="T67">···</text:span> oder <text:s/><text:span text:style-name="T67">···</text:span><text:span text:style-name="T57">Φ</text:span>···</text:p>
              <text:list>
                <text:list-item>
                  <text:p text:style-name="P56"><text:span text:style-name="T11">Getrennt durch Linie </text:span><text:span text:style-name="T14">mit blauer Linie entlang des Weges </text:span><text:span text:style-name="T11">oder Geteilt </text:span><text:span text:style-name="T14">quer zum Weg</text:span></text:p>
                </text:list-item>
              </text:list>
            </text:list-item>
            <text:list-item>
              <text:p text:style-name="P87"><text:span text:style-name="T11">Beleuchtet: </text:span><text:span text:style-name="T17">Wenn die Lampen über dem Zentrum der Straße hängen, die Straßenmitte mit </text:span><text:span text:style-name="T10">gelbem</text:span><text:span text:style-name="T17"> Leuchtstift markieren – Wenn über dem Gehsteig extra-Lampen, den Gehsteig gelb überziehen (wenn Leuchtmarker schon für Oberfläche verwendet, gelb einfassen)</text:span></text:p>
              <text:p text:style-name="P88"><text:span text:style-name="T17"/></text:p>
            </text:list-item>
            <text:list-item>
              <text:p text:style-name="P57"><text:span text:style-name="T11">Zebrastreifen </text:span><text:span text:style-name="T13">[Schwarze </text:span><text:span text:style-name="T16">Q</text:span><text:span text:style-name="T13">uerstreifen] </text:span></text:p>
              <text:list>
                <text:list-item>
                  <text:p text:style-name="P57"><text:span text:style-name="T11">– </text:span><text:span text:style-name="T13">Wenn Ampel: mittlerer Streifen länger <text:s text:c="3"/></text:span><text:span text:style-name="T70">||||</text:span><text:span text:style-name="T69">|</text:span><text:span text:style-name="T70">||||</text:span></text:p>
                  <text:p text:style-name="P57"><text:span text:style-name="T70"/></text:p>
                </text:list-item>
              </text:list>
            </text:list-item>
          </text:list>
        </text:list-item>
        <text:list-item>
          <text:p text:style-name="P67"><draw:line text:anchor-type="paragraph" draw:z-index="11" draw:style-name="gr8" draw:text-style-name="P92" svg:x1="160.87mm" svg:y1="12.58mm" svg:x2="161.95mm" svg:y2="5.59mm"><text:p/></draw:line>Gehsteigkanten – an dem Punkt der Kante einen kleinen schwarzen Knubbel machen ···<text:span text:style-name="T89">●</text:span>···</text:p>
          <text:list>
            <text:list-item>
              <text:p text:style-name="P67">daneben ein Symbol für den Typ – bei <text:span text:style-name="T91">U</text:span>nklarheit mit dem Punkt verbinden:</text:p>
              <text:list>
                <text:list-item>
                  <text:p text:style-name="P67"><draw:g text:anchor-type="paragraph" draw:z-index="14" draw:style-name="gr5"><draw:line draw:style-name="gr6" draw:text-style-name="P92" svg:x1="156.95mm" svg:y1="2.26mm" svg:x2="158.7mm" svg:y2="2.26mm"><text:p/></draw:line><draw:line draw:style-name="gr6" draw:text-style-name="P92" svg:x1="158.7mm" svg:y1="2.49mm" svg:x2="158.7mm" svg:y2="-1.87mm"><text:p/></draw:line><draw:line draw:style-name="gr6" draw:text-style-name="P92" svg:x1="158.7mm" svg:y1="-1.87mm" svg:x2="160.45mm" svg:y2="-1.87mm"><text:p/></draw:line></draw:g><draw:line text:anchor-type="paragraph" draw:z-index="9" draw:style-name="gr7" draw:text-style-name="P92" svg:x1="46.55mm" svg:y1="2.73mm" svg:x2="54.24mm" svg:y2="2.73mm"><text:p/></draw:line><text:span text:style-name="T90">Ganz </text:span>Flach <text:s text:c="2"/></text:p>
                </text:list-item>
                <text:list-item>
                  <text:p text:style-name="P67"><draw:g text:anchor-type="paragraph" draw:z-index="8" draw:style-name="gr5"><draw:line draw:style-name="gr6" draw:text-style-name="P92" svg:x1="51.4mm" svg:y1="3.89mm" svg:x2="51.4mm" svg:y2="2.6mm"><text:p/></draw:line><draw:line draw:style-name="gr6" draw:text-style-name="P92" svg:x1="46.99mm" svg:y1="3.88mm" svg:x2="51.44mm" svg:y2="3.88mm"><text:p/></draw:line><draw:line draw:style-name="gr6" draw:text-style-name="P92" svg:x1="51.1mm" svg:y1="2.42mm" svg:x2="55.55mm" svg:y2="2.42mm"><text:p/></draw:line></draw:g>abgesenkt </text:p>
                </text:list-item>
                <text:list-item>
                  <text:p text:style-name="P67"><draw:g text:anchor-type="paragraph" draw:z-index="10" draw:style-name="gr5"><draw:line draw:style-name="gr6" draw:text-style-name="P92" svg:x1="42.99mm" svg:y1="4.36mm" svg:x2="44.74mm" svg:y2="4.36mm"><text:p/></draw:line><draw:line draw:style-name="gr6" draw:text-style-name="P92" svg:x1="44.74mm" svg:y1="4.59mm" svg:x2="44.74mm" svg:y2="0.23mm"><text:p/></draw:line><draw:line draw:style-name="gr6" draw:text-style-name="P92" svg:x1="44.74mm" svg:y1="0.23mm" svg:x2="46.49mm" svg:y2="0.23mm"><text:p/></draw:line></draw:g>hoch</text:p>
                </text:list-item>
                <text:list-item>
                  <text:p text:style-name="P67"><draw:g text:anchor-type="paragraph" draw:z-index="12" draw:style-name="gr5"><draw:line draw:style-name="gr6" draw:text-style-name="P92" svg:x1="119.79mm" svg:y1="5.05mm" svg:x2="124.61mm" svg:y2="0.85mm"><text:p/></draw:line><draw:line draw:style-name="gr6" draw:text-style-name="P92" svg:x1="124.6mm" svg:y1="0.85mm" svg:x2="126.29mm" svg:y2="0.85mm"><text:p/></draw:line><draw:line draw:style-name="gr6" draw:text-style-name="P92" svg:x1="118.41mm" svg:y1="5.05mm" svg:x2="120.1mm" svg:y2="5.05mm"><text:p/></draw:line></draw:g>schräg (45° - wenn so hoch dass es problematisch ist)</text:p>
                </text:list-item>
              </text:list>
            </text:list-item>
            <text:list-item>
              <text:p text:style-name="P67"><draw:g text:anchor-type="paragraph" draw:z-index="13" draw:style-name="gr5"><draw:line draw:style-name="gr6" draw:text-style-name="P92" svg:x1="92.13mm" svg:y1="3.97mm" svg:x2="93.88mm" svg:y2="3.97mm"><text:p/></draw:line><draw:line draw:style-name="gr6" draw:text-style-name="P92" svg:x1="93.88mm" svg:y1="4.2mm" svg:x2="93.88mm" svg:y2="-0.16mm"><text:p/></draw:line><draw:line draw:style-name="gr6" draw:text-style-name="P92" svg:x1="93.88mm" svg:y1="-0.16mm" svg:x2="95.63mm" svg:y2="-0.16mm"><text:p/></draw:line></draw:g>die Höhe einfach in cm dazuschreiben <text:s text:c="9"/><text:span text:style-name="T90">1</text:span>3cm</text:p>
              <text:p text:style-name="P67"/>
            </text:list-item>
          </text:list>
          <text:p text:style-name="P85"><text:span text:style-name="T46"/></text:p>
        </text:list-item>
      </text:list>
      <text:h text:style-name="P91" text:outline-level="1">Editieren - Einstieg</text:h>
      <text:p text:style-name="P11">Folgende Schritte sind <text:span text:style-name="T87">erstmalig</text:span> nötig, bevor mit dem mappen begonnen wird:</text:p>
      <text:list xml:id="list4943890425531299128" text:style-name="L7">
        <text:list-item>
          <text:p text:style-name="P84">Schritt: Anlegen eines Benutzeraccounts auf <text:a xlink:type="simple" xlink:href="http://openstreetmap.org/">http://openstreetmap.org</text:a>, falls noch nicht vorhanden.</text:p>
        </text:list-item>
      </text:list>
      <text:list xml:id="list122028335251258892" text:style-name="L8">
        <text:list-item>
          <text:p text:style-name="P19">Schritt: Herunterladen des Java OSM-Editors (ev. Java7 vorher installieren) von hier: <text:a xlink:type="simple" xlink:href="http://josm.openstreetmap.de/">http://josm.openstreetmap.de/</text:a></text:p>
        </text:list-item>
        <text:list-item>
          <text:p text:style-name="P19">Installieren von benötigten Plugins und Stilen:</text:p>
          <text:list>
            <text:list-item>
              <text:p text:style-name="P21">Stile:</text:p>
              <text:list>
                <text:list-item>
                  <text:p text:style-name="P19">Menü Bearbeiten → Einstellungen <text:span text:style-name="T2">(F12)</text:span></text:p>
                </text:list-item>
                <text:list-item>
                  <text:p text:style-name="P21">Links den 3. Tab von oben „Karten-Einstellungen“ wählen </text:p>
                </text:list-item>
                <text:list-item>
                  <text:p text:style-name="P19">Im oberen Tab-Menü „MapPaint-Stile“ wählen</text:p>
                </text:list-item>
                <text:list-item>
                  <text:p text:style-name="P21">In der Stil-Liste „Sidewalks&amp;Kerbs“ wählen</text:p>
                </text:list-item>
                <text:list-item>
                  <text:p text:style-name="P21">Auf den Knopf in der Mitte <text:s/>drücken</text:p>
                </text:list-item>
                <text:list-item>
                  <text:p text:style-name="P21">Das Dialogfeld „Einstellungen“ mit OK schließen</text:p>
                </text:list-item>
              </text:list>
            </text:list-item>
            <text:list-item>
              <text:p text:style-name="P21">Plugins installieren:</text:p>
              <text:list>
                <text:list-item>
                  <text:p text:style-name="P20">Bearbeiten → Einstellungen <text:span text:style-name="T2">(F12)</text:span></text:p>
                </text:list-item>
                <text:list-item>
                  <text:p text:style-name="P21">Links den 4. Tab von oben „Plugins“ wählen </text:p>
                </text:list-item>
                <text:list-item>
                  <text:p text:style-name="P21">Folgende Plugins anhaken:</text:p>
                </text:list-item>
              </text:list>
            </text:list-item>
          </text:list>
        </text:list-item>
      </text:list>
      <text:list xml:id="list6761937397217522809" text:style-name="L9">
        <text:list-item>
          <text:list>
            <text:list-item>
              <text:list>
                <text:list-item>
                  <text:p text:style-name="P23">building_tools</text:p>
                </text:list-item>
                <text:list-item>
                  <text:p text:style-name="P23">geochat</text:p>
                </text:list-item>
                <text:list-item>
                  <text:p text:style-name="P23">HouseNumberTaggingTool</text:p>
                </text:list-item>
                <text:list-item>
                  <text:p text:style-name="P23">ImportImagePlugin</text:p>
                </text:list-item>
                <text:list-item>
                  <text:p text:style-name="P23">notes</text:p>
                </text:list-item>
                <text:list-item>
                  <text:p text:style-name="P23">OpeningHoursEditor</text:p>
                </text:list-item>
                <text:list-item>
                  <text:p text:style-name="P23">PicLayer</text:p>
                </text:list-item>
                <text:list-item>
                  <text:p text:style-name="P23">terracer</text:p>
                </text:list-item>
                <text:list-item>
                  <text:p text:style-name="P23">turnrestrictions</text:p>
                </text:list-item>
                <text:list-item>
                  <text:p text:style-name="P23">utilsplugin2</text:p>
                </text:list-item>
              </text:list>
            </text:list-item>
          </text:list>
        </text:list-item>
      </text:list>
      <text:list xml:id="list200856351896130" text:continue-list="list122028335251258892" text:style-name="L8">
        <text:list-item>
          <text:list>
            <text:list-item>
              <text:list>
                <text:list-item>
                  <text:p text:style-name="P21">Das Dialogfeld „Einstellungen“ mit OK schließen</text:p>
                </text:list-item>
              </text:list>
            </text:list-item>
            <text:list-item>
              <text:p text:style-name="P21">Tagging-Presets einstellen:</text:p>
              <text:list>
                <text:list-item>
                  <text:p text:style-name="P20">Bearbeiten → Einstellungen <text:span text:style-name="T2">(F12)</text:span></text:p>
                </text:list-item>
                <text:list-item>
                  <text:p text:style-name="P22">Links den 3. Tab von oben „Karten-Einstellungen“ wählen </text:p>
                </text:list-item>
                <text:list-item>
                  <text:p text:style-name="P22">Im oberen Tab-Menü „Objektvorlagen“ wählen</text:p>
                </text:list-item>
                <text:list-item>
                  <text:p text:style-name="P22">In der Stil-Liste <text:span text:style-name="T3">folgende auswählen:</text:span></text:p>
                </text:list-item>
              </text:list>
            </text:list-item>
          </text:list>
        </text:list-item>
      </text:list>
      <text:list xml:id="list5580497914690737191" text:style-name="L10">
        <text:list-item>
          <text:list>
            <text:list-item>
              <text:list>
                <text:list-item>
                  <text:p text:style-name="P24">„Sidewalks&amp;Kerbs“ </text:p>
                </text:list-item>
                <text:list-item>
                  <text:p text:style-name="P25"><text:span text:style-name="T2">T</text:span>reppeneigenschaften</text:p>
                </text:list-item>
                <text:list-item>
                  <text:p text:style-name="P25">Fahrspurattribute</text:p>
                </text:list-item>
                <text:list-item>
                  <text:p text:style-name="P26">New Tags</text:p>
                </text:list-item>
              </text:list>
            </text:list-item>
          </text:list>
        </text:list-item>
      </text:list>
      <text:list xml:id="list200855320274653" text:continue-list="list200856351896130" text:style-name="L8">
        <text:list-item>
          <text:list>
            <text:list-item>
              <text:list>
                <text:list-item>
                  <text:p text:style-name="P22">Auf den Knopf in der Mitte <text:s/>drücken</text:p>
                </text:list-item>
                <text:list-item>
                  <text:p text:style-name="P22">Das Dialogfeld „Einstellungen“ mit OK schließen</text:p>
                </text:list-item>
              </text:list>
            </text:list-item>
            <text:list-item>
              <text:p text:style-name="P27">JOSM neustarten (Menü Datei → Neu Starten)</text:p>
            </text:list-item>
          </text:list>
        </text:list-item>
      </text:list>
      <text:p text:style-name="P4"/>
      <text:p text:style-name="P5">Diese Schritte müssen nur einmal ausgeführt werden, nun ist JOSM für unsere Mapping-Zwecke eingerichtet.</text:p>
      <text:p text:style-name="P5"/>
      <text:p text:style-name="P5"><text:soft-page-break/></text:p>
      <text:h text:style-name="Heading_20_3" text:outline-level="3">Tagging-Vorschriften:</text:h>
      <text:p text:style-name="P1"/>
      <text:p text:style-name="P9">JOSM-Einführung:</text:p>
      <text:p text:style-name="P9"/>
      <text:p text:style-name="P9">Fenster/Bereiche</text:p>
      <text:list xml:id="list6999205718582509692" text:style-name="L11">
        <text:list-item>
          <text:p text:style-name="P28">Kartenfenster</text:p>
        </text:list-item>
        <text:list-item>
          <text:p text:style-name="P28">Symbolleiste links: Editiermodi/Docks</text:p>
        </text:list-item>
        <text:list-item>
          <text:p text:style-name="P28">Symbolleiste Oben – Down/Upload Data, Presets</text:p>
        </text:list-item>
        <text:list-item>
          <text:p text:style-name="P28">Docks rechts:</text:p>
          <text:list>
            <text:list-item>
              <text:p text:style-name="P28">Layers/Ebenen</text:p>
            </text:list-item>
            <text:list-item>
              <text:p text:style-name="P28">Tags (Schlagwörter) und Mitgliedschaften</text:p>
            </text:list-item>
            <text:list-item>
              <text:p text:style-name="P28">Auswahl – Selektierte Elemente</text:p>
            </text:list-item>
            <text:list-item>
              <text:p text:style-name="P28">(Prüfergebnisse)</text:p>
            </text:list-item>
          </text:list>
        </text:list-item>
      </text:list>
      <text:p text:style-name="P9"/>
      <text:p text:style-name="P9"><text:span text:style-name="T92">Editiereinführung:</text:span></text:p>
      <text:list xml:id="list3927992851974590957" text:style-name="L12">
        <text:list-item>
          <text:p text:style-name="P29">Einzeichnen von Häusern</text:p>
        </text:list-item>
        <text:list-item>
          <text:p text:style-name="P29">Einzeichnen von Wegen/Linien</text:p>
        </text:list-item>
        <text:list-item>
          <text:p text:style-name="P29">Einzeichnen von POIs</text:p>
        </text:list-item>
      </text:list>
      <text:p text:style-name="P9"/>
      <text:p text:style-name="P9">Es gibt 2 Hauptmodi: Selektieren sowie</text:p>
      <text:p text:style-name="P1"/>
      <text:p text:style-name="P1">Was tragen wir in die OSM ein?</text:p>
      <text:p text:style-name="P1"/>
      <text:p text:style-name="P1">Wege:</text:p>
      <text:p text:style-name="P1"><text:tab/>Gehsteige/<text:span text:style-name="T8">Fußwege</text:span></text:p>
      <text:p text:style-name="P1"><text:tab/><text:tab/><text:span text:style-name="T8">Pflicht-Tags:</text:span></text:p>
      <text:p text:style-name="P6"><text:tab/><text:tab/><text:tab/>highway=footway</text:p>
      <text:p text:style-name="P6"><text:tab/><text:tab/><text:tab/>footway=crossing/sidewalk (<text:span text:style-name="T93">ausgenommen</text:span> Parkweg<text:span text:style-name="T93">e</text:span> etc)</text:p>
      <text:p text:style-name="P6"><text:tab/><text:tab/><text:tab/>surface=*</text:p>
      <text:p text:style-name="P6"><text:tab/><text:tab/><text:tab/>width=*</text:p>
      <text:p text:style-name="P6"><text:tab/><text:tab/>Optionale Tags</text:p>
      <text:p text:style-name="P6"><text:tab/><text:tab/><text:tab/>lit=yes/no/opposite</text:p>
      <text:p text:style-name="P6"><text:tab/><text:tab/><text:tab/>smoothness (wenn schlechter als „good“)</text:p>
      <text:p text:style-name="P6"><text:tab/><text:tab/><text:tab/>incline=</text:p>
      <text:p text:style-name="P6"><text:tab/><text:tab/><text:tab/>incline:across=</text:p>
      <text:p text:style-name="P6"><text:tab/><text:tab/><text:tab/>bicycle=designated (default=no)</text:p>
      <text:p text:style-name="P6"><text:tab/><text:tab/><text:tab/>segregated=yes/no</text:p>
      <text:p text:style-name="P6"/>
      <text:p text:style-name="P32"><text:tab/><text:span text:style-name="T88">Eingänge <text:s/></text:span><text:a xlink:type="simple" xlink:href="https://wiki.openstreetmap.org/wiki/Key:entrance"><text:span text:style-name="T88">https://wiki.openstreetmap.org/wiki/Key:entrance</text:span></text:a></text:p>
      <text:p text:style-name="P31"><text:span text:style-name="T88"><text:tab/><text:tab/>entrance=main/service/exit/emergency</text:span></text:p>
      <text:p text:style-name="P31"><text:span text:style-name="T88"><text:tab/><text:tab/>access=yes/delivery/private</text:span></text:p>
      <text:p text:style-name="P31"><text:span text:style-name="T88"><text:tab/><text:tab/>automatic_door=yes</text:span><text:tab/><text:tab/><text:tab/></text:p>
      <text:p text:style-name="P31"><text:tab/><text:tab/><text:span text:style-name="T88">wenn von außen zu (private), aber von innen zu öffnen, exit=yes dazu</text:span></text:p>
      <text:p text:style-name="P31"><text:span text:style-name="T88"><text:tab/><text:tab/><text:tab/>wenn nur-eingang, exit=no</text:span></text:p>
      <text:p text:style-name="P31"><text:span text:style-name="T88"><text:tab/><text:tab/></text:span>step_count<text:span text:style-name="T88">=</text:span></text:p>
      <text:p text:style-name="P31"><text:soft-page-break/><text:tab/><text:tab/>width<text:span text:style-name="T88">=</text:span></text:p>
      <text:p text:style-name="P31"><text:span text:style-name="T88"><text:tab/><text:tab/>rampe</text:span></text:p>
      <text:p text:style-name="P31"><text:span text:style-name="T88"><text:tab/><text:tab/>geländer - handrail</text:span></text:p>
      <text:p text:style-name="P31"><text:span text:style-name="T88"><text:tab/><text:tab/>schwingtür/schiebetür: </text:span></text:p>
      <text:p text:style-name="P31"><text:span text:style-name="T88"/></text:p>
      <text:p text:style-name="P1"><text:tab/>Treppen</text:p>
      <text:p text:style-name="P1"><text:tab/><text:tab/><text:span text:style-name="T8">Richtung: incline=up/down</text:span></text:p>
      <text:p text:style-name="P6"><text:tab/><text:tab/>Anzahl der Stufen step_count</text:p>
      <text:p text:style-name="P6"><text:tab/><text:tab/>Stufenhöhe, Stufenbreite</text:p>
      <text:p text:style-name="P6"><text:tab/><text:tab/>width=</text:p>
      <text:p text:style-name="P6"><text:tab/><text:tab/>Rampe für Rollis/Fahrräder/Kiwas</text:p>
      <text:p text:style-name="P6"><text:tab/><text:tab/>Geländer Links/Rechts/Mittig</text:p>
      <text:p text:style-name="P1"><text:tab/>Einfahrten, die über den Gehsteig verlaufen</text:p>
      <text:p text:style-name="P1"><text:tab/><text:span text:style-name="T1">Punkte auf den Wegen: </text:span></text:p>
      <text:p text:style-name="P3"><text:tab/><text:tab/>Bordsteine</text:p>
      <text:p text:style-name="P3"><text:tab/><text:tab/>Kreuzungen</text:p>
      <text:p text:style-name="P3"><text:tab/><text:tab/>Ampeln</text:p>
      <text:p text:style-name="P3"><text:tab/><text:tab/>Stücke mit zu hoher Steigung (abschrägungen bei Einfahrten)</text:p>
      <text:p text:style-name="P2">POIs:</text:p>
      <text:p text:style-name="P2"><text:tab/>Geschäfte</text:p>
      <text:p text:style-name="P35"><text:tab/>WCs</text:p>
      <text:p text:style-name="P35"><text:tab/><text:tab/><text:span text:style-name="T94">centralkey=Eurokey</text:span></text:p>
      <text:p text:style-name="P35"><text:tab/>Briefkästen</text:p>
      <text:p text:style-name="P2"><text:tab/>Trinkbrunnen</text:p>
      <text:p text:style-name="P2"><text:tab/>Gastronomie</text:p>
      <text:p text:style-name="P2"><text:tab/>Handwerksbetriebe</text:p>
      <text:p text:style-name="P2"><text:tab/>Ärzte/Anwälte/Sonstige Dienstleister</text:p>
      <text:p text:style-name="P2"><text:tab/></text:p>
      <text:p text:style-name="P2"/>
      <text:p text:style-name="P7">Changeset-Kommentare &amp; Source:</text:p>
      <text:p text:style-name="P7"><text:tab/>Kommentar mit einem kurzen beschreibenden Satz und dem Hashtag „#Access2Life“ versehen</text:p>
      <text:p text:style-name="P8"><text:span text:style-name="T72"><text:tab/>Source: Wenn nur vom Luftbild abgezeichnet, einfach auf „</text:span><text:a xlink:type="simple" xlink:href="urn:changeset-source">von den aktuellen Ebenen abrufen</text:a>“ <text:span text:style-name="T72">klicken, ansonsten wenn durch Begehung, den Begriff „survey“ zusätzlich verwen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Albany AMT" svg:font-family="'Albany AMT', Arial"/>
    <style:font-face style:name="Junicode" svg:font-family="Junicode"/>
    <style:font-face style:name="Arial1" svg:font-family="Arial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1.52mm" style:writing-mode="page"/>
      <style:text-properties style:use-window-font-color="true" style:font-name="Times New Roman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lbany AMT" fo:font-family="'Albany AMT', Arial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5:02:24.892613835</meta:creation-date>
    <dc:date>2014-05-26T20:08:54.184718613</dc:date>
    <meta:editing-duration>PT22H48M21S</meta:editing-duration>
    <meta:editing-cycles>40</meta:editing-cycles>
    <meta:generator>LibreOffice/4.1.3.2$Linux_X86_64 LibreOffice_project/410m0$Build-2</meta:generator>
    <meta:document-statistic meta:table-count="0" meta:image-count="6" meta:object-count="0" meta:page-count="7" meta:paragraph-count="216" meta:word-count="1252" meta:character-count="8772" meta:non-whitespace-character-count="7604"/>
  </office:meta>
</office:document-meta>
</file>